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03DAE7E2E6756DFD2E.png" manifest:media-type="image/png"/>
  <manifest:file-entry manifest:full-path="Pictures/10000201000006A4000003F3BA2E235A016091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hroma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48cm, 13.18cm, 2.935cm, 11.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4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font-name="Michroma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5cm" svg:height="10.941cm" svg:x="3.573cm" svg:y="8.268cm">
          <draw:image xlink:href="Pictures/10000201000006A4000003F3BA2E235A016091BC.png" xlink:type="simple" xlink:show="embed" xlink:actuate="onLoad">
            <text:p/>
          </draw:image>
        </draw:frame>
        <draw:frame draw:style-name="gr2" draw:text-style-name="P2" draw:layer="layout" svg:width="8.458cm" svg:height="4.654cm" svg:x="6.689cm" svg:y="3.3cm">
          <draw:text-box>
            <text:p text:style-name="P1"><text:span text:style-name="T1">Pe</text:span><text:span text:style-name="T1">pD</text:span><text:span text:style-name="T1">ice</text:span><text:span text:style-name="T2"> </text:span></text:p>
            <text:p text:style-name="P1"><text:span text:style-name="T3"/></text:p>
            <text:p text:style-name="P1"><text:span text:style-name="T3">Versão </text:span><text:span text:style-name="T3">0.1.0</text:span></text:p>
          </draw:text-box>
        </draw:frame>
        <draw:frame draw:style-name="gr3" draw:text-style-name="P1" draw:layer="layout" svg:width="8.268cm" svg:height="4.183cm" svg:x="9.6cm" svg:y="15.615cm">
          <draw:image xlink:href="Pictures/100002010000020000000103DAE7E2E6756DFD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hroma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01:09:30.088590507</meta:creation-date>
    <dc:date>2016-11-03T01:22:52.563848391</dc:date>
    <meta:editing-duration>PT2M52S</meta:editing-duration>
    <meta:editing-cycles>1</meta:editing-cycles>
    <meta:document-statistic meta:object-count="3"/>
    <meta:generator>LibreOffice/5.1.2.2$Linux_X86_64 LibreOffice_project/10m0$Build-2</meta:generator>
  </office:meta>
</office:document-meta>
</file>